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.getDieF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K( int 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N( long 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G( int 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O( long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I( long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J( long 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J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H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F( List &lt; ObjectD_A &gt;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M( ObjectD_B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E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DieFans( long dieF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L( int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.i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